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se to the ground</text:p>
      <text:p text:style-name="P2"/>
      <text:p text:style-name="P2"/>
      <text:p text:style-name="P2"/>
      <text:p text:style-name="P2">Weeping will bury bodies, weeping will make you drown,</text:p>
      <text:p text:style-name="P2">and your weeping by the pund.</text:p>
      <text:p text:style-name="P2">Weeping is for all the angels, when their feeling down.</text:p>
      <text:p text:style-name="P2">Close to the ground.</text:p>
      <text:p text:style-name="P2"/>
      <text:p text:style-name="P2">But I will be there for you, to handle and care for you, through the sound.</text:p>
      <text:p text:style-name="P2">When your close to the gound.</text:p>
      <text:p text:style-name="P2"/>
      <text:p text:style-name="P2">My friend I will tell you, you know I love you well;</text:p>
      <text:p text:style-name="P2">«Theres no escaping this earthly hell».</text:p>
      <text:p text:style-name="P2">My friend you've got a strong back, and someday you'll be crowned.</text:p>
      <text:p text:style-name="P2">Somewhere far from the ground.</text:p>
      <text:p text:style-name="P2"/>
      <text:p text:style-name="P2">And I will be there for you, to handle and care for you through the sound.</text:p>
      <text:p text:style-name="P2">Now that your close to the ground.</text:p>
      <text:p text:style-name="P2"/>
      <text:p text:style-name="P2">So grip steady on the main mast, and let me take the wheel,</text:p>
      <text:p text:style-name="P2">and I'll make you this here deal;</text:p>
      <text:p text:style-name="P2">Let my shoulders be your shelter, and when we come around,</text:p>
      <text:p text:style-name="P2">your feet woun't even touch the ground.</text:p>
      <text:p text:style-name="P2"/>
      <text:p text:style-name="P2">And I will be there for you, to handle and care for you, through the sound.</text:p>
      <text:p text:style-name="P2">If you ever again come a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sbjørn Andersen</meta:initial-creator>
    <meta:creation-date>2008-06-14T16:32:20</meta:creation-date>
    <dc:creator>Asbjørn Andersen</dc:creator>
    <dc:date>2008-06-14T16:53:04</dc:date>
    <meta:editing-cycles>11</meta:editing-cycles>
    <meta:editing-duration>PT20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73" meta:character-count="870"/>
  </office:meta>
</office:document-meta>
</file>